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text-align="center" fo:line-height="161%" fo:margin-left="1.0993in" fo:margin-right="0.618in">
        <style:tab-stops/>
      </style:paragraph-properties>
    </style:style>
    <style:style style:name="T4" style:parent-style-name="DefaultParagraphFont" style:family="text">
      <style:text-properties fo:font-weight="bold" style:font-weight-asian="bold"/>
    </style:style>
    <style:style style:name="P5" style:parent-style-name="Heading1" style:family="paragraph">
      <style:paragraph-properties fo:margin-left="1.577in" fo:margin-right="0in">
        <style:tab-stops/>
      </style:paragraph-properties>
    </style:style>
    <style:style style:name="P6" style:parent-style-name="Normal" style:family="paragraph">
      <style:paragraph-properties fo:text-align="center" fo:margin-bottom="0.0798in" fo:margin-left="1.0993in" fo:margin-right="0.6687in">
        <style:tab-stops/>
      </style:paragraph-properties>
    </style:style>
    <style:style style:name="T7" style:parent-style-name="DefaultParagraphFont" style:family="text">
      <style:text-properties fo:font-weight="bold" style:font-weight-asian="bold"/>
    </style:style>
    <style:style style:name="P8" style:parent-style-name="Normal" style:family="paragraph">
      <style:paragraph-properties fo:text-align="center" fo:margin-bottom="0.0798in" fo:margin-left="0.4777in" fo:margin-right="0in" fo:text-indent="0in">
        <style:tab-stops/>
      </style:paragraph-properties>
    </style:style>
    <style:style style:name="T9" style:parent-style-name="DefaultParagraphFont" style:family="text">
      <style:text-properties fo:font-weight="bold" style:font-weight-asian="bold"/>
    </style:style>
    <style:style style:name="P10" style:parent-style-name="Normal" style:family="paragraph">
      <style:paragraph-properties fo:text-align="center" fo:margin-bottom="0.0798in" fo:margin-left="0.4777in" fo:margin-right="0in" fo:text-indent="0in">
        <style:tab-stops/>
      </style:paragraph-properties>
    </style:style>
    <style:style style:name="P11" style:parent-style-name="Normal" style:family="paragraph">
      <style:paragraph-properties fo:text-align="center" fo:margin-bottom="0.0798in" fo:margin-left="0.4777in" fo:margin-right="0in" fo:text-indent="0in">
        <style:tab-stops/>
      </style:paragraph-properties>
    </style:style>
    <style:style style:name="P12" style:parent-style-name="Normal" style:family="paragraph">
      <style:paragraph-properties fo:text-align="center" fo:margin-bottom="0.0798in" fo:margin-left="0.4777in" fo:margin-right="0in" fo:text-indent="0in">
        <style:tab-stops/>
      </style:paragraph-properties>
    </style:style>
    <style:style style:name="P13" style:parent-style-name="Normal" style:family="paragraph">
      <style:paragraph-properties fo:text-align="center" fo:margin-bottom="0.0798in" fo:margin-left="0.4777in" fo:margin-right="0in" fo:text-indent="0in">
        <style:tab-stops/>
      </style:paragraph-properties>
    </style:style>
    <style:style style:name="P14" style:parent-style-name="Normal" style:family="paragraph">
      <style:paragraph-properties fo:text-align="center" fo:margin-bottom="0.0798in" fo:margin-left="0.4777in" fo:margin-right="0in" fo:text-indent="0in">
        <style:tab-stops/>
      </style:paragraph-properties>
    </style:style>
    <style:style style:name="P15" style:parent-style-name="Normal" style:family="paragraph">
      <style:paragraph-properties fo:text-align="center" fo:margin-bottom="0.1187in" fo:margin-left="0.4777in" fo:margin-right="0in" fo:text-indent="0in">
        <style:tab-stops/>
      </style:paragraph-properties>
    </style:style>
    <style:style style:name="P16" style:parent-style-name="Normal" style:family="paragraph">
      <style:paragraph-properties fo:text-align="center" fo:margin-bottom="0.1208in" fo:margin-left="1.0993in" fo:margin-right="0.6555in">
        <style:tab-stops/>
      </style:paragraph-properties>
    </style:style>
    <style:style style:name="T17" style:parent-style-name="DefaultParagraphFont" style:family="text">
      <style:text-properties fo:font-weight="bold" style:font-weight-asian="bold"/>
    </style:style>
    <style:style style:name="P18" style:parent-style-name="Normal" style:family="paragraph">
      <style:paragraph-properties fo:text-align="center" fo:margin-bottom="0.1208in" fo:margin-left="1.0993in" fo:margin-right="0.6666in">
        <style:tab-stops/>
      </style:paragraph-properties>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fo:color="#FF0000"/>
    </style:style>
    <style:style style:name="T21" style:parent-style-name="DefaultParagraphFont" style:family="text">
      <style:text-properties fo:font-weight="bold" style:font-weight-asian="bold"/>
    </style:style>
    <style:style style:name="P22" style:parent-style-name="Normal" style:family="paragraph">
      <style:paragraph-properties fo:text-align="center" fo:margin-bottom="0.1208in" fo:margin-left="1.0993in" fo:margin-right="0.6666in">
        <style:tab-stops/>
      </style:paragraph-properties>
    </style:style>
    <style:style style:name="T23" style:parent-style-name="DefaultParagraphFont" style:family="text">
      <style:text-properties fo:font-weight="bold" style:font-weight-asian="bold"/>
    </style:style>
    <style:style style:name="P24" style:parent-style-name="Heading1" style:family="paragraph">
      <style:paragraph-properties fo:margin-bottom="0.0798in" fo:margin-left="0.9243in" fo:margin-right="0in">
        <style:tab-stops/>
      </style:paragraph-properties>
    </style:style>
    <style:style style:name="P25" style:parent-style-name="Normal" style:family="paragraph">
      <style:paragraph-properties fo:text-align="center" fo:margin-bottom="0.0798in" fo:margin-left="0.4777in" fo:margin-right="0in" fo:text-indent="0in">
        <style:tab-stops/>
      </style:paragraph-properties>
    </style:style>
    <style:style style:name="P26" style:parent-style-name="Normal" style:family="paragraph">
      <style:paragraph-properties fo:text-align="center" fo:margin-bottom="0.0798in" fo:margin-left="0.4777in" fo:margin-right="0in" fo:text-indent="0in">
        <style:tab-stops/>
      </style:paragraph-properties>
    </style:style>
    <style:style style:name="P27" style:parent-style-name="Normal" style:family="paragraph">
      <style:paragraph-properties fo:text-align="center" fo:margin-bottom="0.0798in" fo:margin-left="0.4777in" fo:margin-right="0in" fo:text-indent="0in">
        <style:tab-stops/>
      </style:paragraph-properties>
    </style:style>
    <style:style style:name="P28" style:parent-style-name="Normal" style:family="paragraph">
      <style:paragraph-properties fo:text-align="center" fo:margin-bottom="0.0798in" fo:margin-left="0.4777in" fo:margin-right="0in" fo:text-indent="0in">
        <style:tab-stops/>
      </style:paragraph-properties>
    </style:style>
    <style:style style:name="P29" style:parent-style-name="Normal" style:family="paragraph">
      <style:paragraph-properties fo:text-align="center" fo:margin-bottom="0.0798in" fo:margin-left="0.4777in" fo:margin-right="0in" fo:text-indent="0in">
        <style:tab-stops/>
      </style:paragraph-properties>
    </style:style>
    <style:style style:name="P30" style:parent-style-name="Normal" style:family="paragraph">
      <style:paragraph-properties fo:text-align="center" fo:margin-bottom="0.2201in" fo:margin-left="0.4777in" fo:margin-right="0in" fo:text-indent="0in">
        <style:tab-stops/>
      </style:paragraph-properties>
    </style:style>
    <style:style style:name="P31" style:parent-style-name="Normal" style:family="paragraph">
      <style:paragraph-properties fo:text-align="start" fo:margin-left="0in" fo:margin-right="0in" fo:text-indent="0in">
        <style:tab-stops>
          <style:tab-stop style:type="center" style:position="1.1826in"/>
          <style:tab-stop style:type="center" style:position="3.0187in"/>
          <style:tab-stop style:type="center" style:position="6.0055in"/>
        </style:tab-stops>
      </style:paragraph-properties>
    </style:style>
    <style:style style:name="T32" style:parent-style-name="DefaultParagraphFont" style:family="text">
      <style:text-properties style:font-name="Calibri" style:font-name-asian="Calibri" style:font-name-complex="Calibri" fo:font-size="11pt" style:font-size-asian="11pt"/>
    </style:style>
    <style:style style:name="T33" style:parent-style-name="DefaultParagraphFont" style:family="text">
      <style:text-properties fo:color="#FF0000"/>
    </style:style>
    <style:style style:name="T34" style:parent-style-name="DefaultParagraphFont" style:family="text">
      <style:text-properties fo:color="#FF0000"/>
    </style:style>
    <style:style style:name="P35" style:parent-style-name="Normal" style:family="paragraph">
      <style:paragraph-properties fo:text-align="start" fo:margin-bottom="0.1402in" fo:margin-left="2.9458in" fo:margin-right="0in" fo:text-indent="0in">
        <style:tab-stops/>
      </style:paragraph-properties>
    </style:style>
    <style:style style:name="T36" style:parent-style-name="DefaultParagraphFont" style:family="text">
      <style:text-properties style:font-name="Calibri" style:font-name-asian="Calibri" style:font-name-complex="Calibri" fo:font-size="11pt" style:font-size-asian="11pt"/>
    </style:style>
    <style:style style:name="P37" style:parent-style-name="Normal" style:family="paragraph">
      <style:paragraph-properties fo:text-align="start" fo:margin-left="0in" fo:margin-right="0in" fo:text-indent="0in">
        <style:tab-stops>
          <style:tab-stop style:type="center" style:position="1.109in"/>
          <style:tab-stop style:type="center" style:position="3.0187in"/>
          <style:tab-stop style:type="center" style:position="6.0055in"/>
        </style:tab-stops>
      </style:paragraph-properties>
    </style:style>
    <style:style style:name="T38" style:parent-style-name="DefaultParagraphFont" style:family="text">
      <style:text-properties style:font-name="Calibri" style:font-name-asian="Calibri" style:font-name-complex="Calibri" fo:font-size="11pt" style:font-size-asian="11pt"/>
    </style:style>
    <style:style style:name="P39" style:parent-style-name="Normal" style:family="paragraph">
      <style:paragraph-properties fo:text-align="start" fo:margin-bottom="0.0006in" fo:margin-left="2.9354in" fo:margin-right="0in" fo:text-indent="0in">
        <style:tab-stops/>
      </style:paragraph-properties>
    </style:style>
    <style:style style:name="T40" style:parent-style-name="DefaultParagraphFont" style:family="text">
      <style:text-properties style:font-name="Calibri" style:font-name-asian="Calibri" style:font-name-complex="Calibri" fo:font-size="11pt" style:font-size-asian="11pt"/>
    </style:style>
    <style:style style:name="P41" style:parent-style-name="Normal" style:family="paragraph">
      <style:paragraph-properties fo:text-align="center" fo:margin-bottom="0.0798in" fo:margin-left="0.4777in" fo:margin-right="0in" fo:text-indent="0in">
        <style:tab-stops/>
      </style:paragraph-properties>
    </style:style>
    <style:style style:name="P42" style:parent-style-name="Normal" style:family="paragraph">
      <style:paragraph-properties fo:text-align="center" fo:margin-bottom="0.1166in" fo:margin-left="0.4777in" fo:margin-right="0in" fo:text-indent="0in">
        <style:tab-stops/>
      </style:paragraph-properties>
    </style:style>
    <style:style style:name="P43" style:parent-style-name="Normal" style:family="paragraph">
      <style:paragraph-properties fo:text-align="center" fo:margin-bottom="0.1138in" fo:margin-left="0.4361in" fo:margin-right="0.0034in">
        <style:tab-stops/>
      </style:paragraph-properties>
    </style:style>
    <style:style style:name="P44" style:parent-style-name="Normal" style:family="paragraph">
      <style:paragraph-properties fo:text-align="center" fo:margin-bottom="0.0555in" fo:margin-left="0.4361in" fo:margin-right="0in">
        <style:tab-stops/>
      </style:paragraph-properties>
    </style:style>
    <style:style style:name="P45" style:parent-style-name="Normal" style:family="paragraph">
      <style:paragraph-properties fo:text-align="start" fo:margin-left="0in" fo:margin-right="0in" fo:text-indent="0in">
        <style:tab-stops/>
      </style:paragraph-properties>
    </style:style>
    <style:style style:name="T46" style:parent-style-name="DefaultParagraphFont" style:family="text">
      <style:text-properties fo:font-size="12pt" style:font-size-asian="12pt"/>
    </style:style>
    <style:style style:name="T47" style:parent-style-name="DefaultParagraphFont" style:family="text">
      <style:text-properties fo:font-size="12pt" style:font-size-asian="12pt"/>
    </style:style>
    <style:style style:name="P48" style:parent-style-name="Heading1" style:family="paragraph">
      <style:paragraph-properties fo:margin-bottom="0.0798in" fo:margin-left="0.4902in" fo:margin-right="0in">
        <style:tab-stops/>
      </style:paragraph-properties>
    </style:style>
    <style:style style:name="P49" style:parent-style-name="Normal" style:family="paragraph">
      <style:paragraph-properties fo:line-height="160%" fo:margin-left="-0.0104in" fo:margin-right="0.0583in" fo:text-indent="0.4937in">
        <style:tab-stops/>
      </style:paragraph-properties>
    </style:style>
    <style:style style:name="P50" style:parent-style-name="Normal" style:family="paragraph">
      <style:paragraph-properties fo:text-align="start" fo:margin-left="0in" fo:margin-right="0in" fo:text-indent="0in">
        <style:tab-stops/>
      </style:paragraph-properties>
    </style:style>
    <style:style style:name="T51" style:parent-style-name="DefaultParagraphFont" style:family="text">
      <style:text-properties fo:font-size="12pt" style:font-size-asian="12pt"/>
    </style:style>
    <style:style style:name="T52" style:parent-style-name="DefaultParagraphFont" style:family="text">
      <style:text-properties fo:font-size="12pt" style:font-size-asian="12pt"/>
    </style:style>
    <style:style style:name="P53" style:parent-style-name="Heading1" style:family="paragraph">
      <style:paragraph-properties fo:break-before="page" fo:margin-left="0.4902in" fo:margin-right="0in">
        <style:tab-stops/>
      </style:paragraph-properties>
    </style:style>
    <style:style style:name="P54" style:parent-style-name="Normal" style:family="paragraph">
      <style:paragraph-properties fo:margin-bottom="0.1152in" fo:margin-left="0.5006in" fo:margin-right="0.0583in">
        <style:tab-stops/>
      </style:paragraph-properties>
    </style:style>
    <style:style style:name="P55" style:parent-style-name="Normal" style:family="paragraph">
      <style:paragraph-properties fo:margin-bottom="0.0798in" fo:margin-left="0.5006in" fo:margin-right="0.0583in">
        <style:tab-stops/>
      </style:paragraph-properties>
    </style:style>
    <style:style style:name="P56" style:parent-style-name="Normal" style:family="paragraph">
      <style:paragraph-properties fo:line-height="147%" fo:margin-left="-0.0104in" fo:margin-right="0.0583in" fo:text-indent="0.4937in">
        <style:tab-stops/>
      </style:paragraph-properties>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P59" style:parent-style-name="Normal" style:family="paragraph">
      <style:paragraph-properties fo:text-align="start" fo:margin-bottom="0.0076in" fo:margin-left="0in" fo:margin-right="0in" fo:text-indent="0in">
        <style:tab-stops/>
      </style:paragraph-properties>
    </style:style>
    <style:style style:name="P60" style:parent-style-name="Normal" style:family="paragraph">
      <style:paragraph-properties fo:margin-bottom="0.0791in" fo:margin-left="0.5006in" fo:margin-right="0.0583in">
        <style:tab-stops/>
      </style:paragraph-properties>
    </style:style>
    <style:style style:name="P61" style:parent-style-name="Normal" style:family="paragraph">
      <style:paragraph-properties fo:line-height="147%" fo:margin-left="-0.0104in" fo:margin-right="0.0583in" fo:text-indent="0.4937in">
        <style:tab-stops/>
      </style:paragraph-properties>
    </style:style>
    <style:style style:name="P62" style:parent-style-name="Normal" style:family="paragraph">
      <style:paragraph-properties fo:text-align="start" fo:margin-bottom="0.1152in" fo:margin-left="0.4937in" fo:margin-right="0in" fo:text-indent="0in">
        <style:tab-stops/>
      </style:paragraph-properties>
    </style:style>
    <style:style style:name="P63" style:parent-style-name="Normal" style:family="paragraph">
      <style:paragraph-properties fo:margin-bottom="0.0798in" fo:margin-left="0.5006in" fo:margin-right="0.0583in">
        <style:tab-stops/>
      </style:paragraph-properties>
    </style:style>
    <style:style style:name="P64" style:parent-style-name="Normal" style:family="paragraph">
      <style:paragraph-properties fo:line-height="149%" fo:margin-left="-0.0104in" fo:margin-right="0.0583in" fo:text-indent="0.4937in">
        <style:tab-stops/>
      </style:paragraph-properties>
    </style:style>
    <style:style style:name="T65" style:parent-style-name="DefaultParagraphFont" style:family="text">
      <style:text-properties fo:font-style="italic" style:font-style-asian="italic"/>
    </style:style>
    <style:style style:name="P66" style:parent-style-name="Normal" style:family="paragraph">
      <style:paragraph-properties fo:text-align="start" fo:margin-bottom="0.0555in" fo:margin-left="0.4937in" fo:margin-right="0in" fo:text-indent="0in">
        <style:tab-stops/>
      </style:paragraph-properties>
    </style:style>
    <style:style style:name="P67" style:parent-style-name="Normal" style:family="paragraph">
      <style:paragraph-properties fo:text-align="start" fo:margin-left="0in" fo:margin-right="0in" fo:text-indent="0in">
        <style:tab-stops/>
      </style:paragraph-properties>
    </style:style>
    <style:style style:name="T68" style:parent-style-name="DefaultParagraphFont" style:family="text">
      <style:text-properties fo:font-size="12pt" style:font-size-asian="12pt"/>
    </style:style>
    <style:style style:name="T69" style:parent-style-name="DefaultParagraphFont" style:family="text">
      <style:text-properties fo:font-size="12pt" style:font-size-asian="12pt"/>
    </style:style>
    <style:style style:name="P70" style:parent-style-name="Heading1" style:family="paragraph">
      <style:paragraph-properties fo:margin-bottom="0.0798in" fo:margin-left="0.4902in" fo:margin-right="0in">
        <style:tab-stops/>
      </style:paragraph-properties>
    </style:style>
    <style:style style:name="P71" style:parent-style-name="Normal" style:family="paragraph">
      <style:paragraph-properties fo:line-height="160%" fo:margin-left="-0.0104in" fo:margin-right="0.0583in" fo:text-indent="0.4937in">
        <style:tab-stops/>
      </style:paragraph-properties>
    </style:style>
    <style:style style:name="P72" style:parent-style-name="Normal" style:family="paragraph">
      <style:paragraph-properties fo:text-align="start" fo:margin-left="0in" fo:margin-right="0in" fo:text-indent="0in">
        <style:tab-stops/>
      </style:paragraph-properties>
    </style:style>
    <style:style style:name="T73" style:parent-style-name="DefaultParagraphFont" style:family="text">
      <style:text-properties fo:font-size="12pt" style:font-size-asian="12pt"/>
    </style:style>
    <style:style style:name="T74" style:parent-style-name="DefaultParagraphFont" style:family="text">
      <style:text-properties fo:font-size="12pt" style:font-size-asian="12pt"/>
    </style:style>
    <style:style style:name="P75" style:parent-style-name="Heading1" style:family="paragraph">
      <style:paragraph-properties fo:break-before="page" fo:margin-left="0.4902in" fo:margin-right="0in">
        <style:tab-stops/>
      </style:paragraph-properties>
    </style:style>
    <style:style style:name="P76" style:parent-style-name="Normal" style:family="paragraph">
      <style:paragraph-properties fo:margin-bottom="0.0798in" fo:margin-left="0.5006in" fo:margin-right="0.0583in">
        <style:tab-stops/>
      </style:paragraph-properties>
    </style:style>
    <style:style style:name="P77" style:parent-style-name="Normal" style:family="paragraph">
      <style:paragraph-properties fo:margin-bottom="0.0298in" fo:line-height="146%" fo:margin-left="-0.0104in" fo:margin-right="0.0583in" fo:text-indent="0.4937in">
        <style:tab-stops/>
      </style:paragraph-properties>
    </style:style>
    <style:style style:name="P78" style:parent-style-name="Normal" style:family="paragraph">
      <style:paragraph-properties fo:margin-bottom="0.0798in" fo:margin-left="0.5006in" fo:margin-right="0.0583in">
        <style:tab-stops/>
      </style:paragraph-properties>
    </style:style>
    <style:style style:name="P79" style:parent-style-name="Normal" style:family="paragraph">
      <style:paragraph-properties fo:margin-bottom="0.0326in" fo:line-height="145%" fo:margin-left="-0.0104in" fo:margin-right="0.0583in" fo:text-indent="0.4937in">
        <style:tab-stops/>
      </style:paragraph-properties>
    </style:style>
    <style:style style:name="P80" style:parent-style-name="Normal" style:family="paragraph">
      <style:paragraph-properties fo:margin-bottom="0.0791in" fo:margin-left="0.5006in" fo:margin-right="0.0583in">
        <style:tab-stops/>
      </style:paragraph-properties>
    </style:style>
    <style:style style:name="P81" style:parent-style-name="Normal" style:family="paragraph">
      <style:paragraph-properties fo:line-height="143%" fo:margin-left="-0.0104in" fo:margin-right="0in" fo:text-indent="0.4937in">
        <style:tab-stops/>
      </style:paragraph-properties>
    </style:style>
    <style:style style:name="P82" style:parent-style-name="Normal" style:family="paragraph">
      <style:paragraph-properties fo:text-align="start" fo:margin-bottom="0.0555in" fo:margin-left="0.4937in" fo:margin-right="0in" fo:text-indent="0in">
        <style:tab-stops/>
      </style:paragraph-properties>
    </style:style>
    <style:style style:name="P83" style:parent-style-name="Normal" style:family="paragraph">
      <style:paragraph-properties fo:text-align="start" fo:margin-left="0in" fo:margin-right="0in" fo:text-indent="0in">
        <style:tab-stops/>
      </style:paragraph-properties>
    </style:style>
    <style:style style:name="T84" style:parent-style-name="DefaultParagraphFont" style:family="text">
      <style:text-properties fo:font-size="12pt" style:font-size-asian="12pt"/>
    </style:style>
    <style:style style:name="T85" style:parent-style-name="DefaultParagraphFont" style:family="text">
      <style:text-properties fo:font-size="12pt" style:font-size-asian="12pt"/>
    </style:style>
    <style:style style:name="P86" style:parent-style-name="Heading1" style:family="paragraph">
      <style:paragraph-properties fo:break-before="page" fo:margin-left="0.4902in" fo:margin-right="0in">
        <style:tab-stops/>
      </style:paragraph-properties>
    </style:style>
    <style:style style:name="P87" style:parent-style-name="Normal" style:family="paragraph">
      <style:paragraph-properties fo:text-align="end" fo:margin-bottom="0.1173in" fo:margin-right="2.1875in"/>
    </style:style>
    <style:style style:name="P88" style:parent-style-name="Normal" style:family="paragraph">
      <style:paragraph-properties fo:margin-left="-0.0034in" fo:margin-right="0.0583in">
        <style:tab-stops/>
      </style:paragraph-properties>
    </style:style>
    <style:style style:name="TableColumn90" style:family="table-column">
      <style:table-column-properties style:column-width="0.5458in"/>
    </style:style>
    <style:style style:name="TableColumn91" style:family="table-column">
      <style:table-column-properties style:column-width="2.0493in"/>
    </style:style>
    <style:style style:name="TableColumn92" style:family="table-column">
      <style:table-column-properties style:column-width="2.05in"/>
    </style:style>
    <style:style style:name="Table89" style:family="table">
      <style:table-properties style:width="4.6444in" fo:margin-left="0.0402in" table:align="left"/>
    </style:style>
    <style:style style:name="TableRow93" style:family="table-row">
      <style:table-row-properties style:min-row-height="0.3576in"/>
    </style:style>
    <style:style style:name="TableCell94" style:family="table-cell">
      <style:table-cell-properties fo:border="0.0034in solid #000000" style:writing-mode="lr-tb" style:vertical-align="middle" fo:padding-top="0.0368in" fo:padding-left="0in" fo:padding-bottom="0in" fo:padding-right="0in"/>
    </style:style>
    <style:style style:name="P95" style:parent-style-name="Normal" style:family="paragraph">
      <style:paragraph-properties fo:margin-left="0.0368in" fo:margin-right="0in" fo:text-indent="0in">
        <style:tab-stops/>
      </style:paragraph-properties>
    </style:style>
    <style:style style:name="T96" style:parent-style-name="DefaultParagraphFont" style:family="text">
      <style:text-properties fo:font-size="12pt" style:font-size-asian="12pt"/>
    </style:style>
    <style:style style:name="TableCell97" style:family="table-cell">
      <style:table-cell-properties fo:border="0.0034in solid #000000" style:writing-mode="lr-tb" style:vertical-align="middle" fo:padding-top="0.0368in" fo:padding-left="0in" fo:padding-bottom="0in" fo:padding-right="0in"/>
    </style:style>
    <style:style style:name="P98" style:parent-style-name="Normal" style:family="paragraph">
      <style:paragraph-properties fo:text-align="start" fo:margin-left="0.0402in" fo:margin-right="0in" fo:text-indent="0in">
        <style:tab-stops/>
      </style:paragraph-properties>
    </style:style>
    <style:style style:name="T99" style:parent-style-name="DefaultParagraphFont" style:family="text">
      <style:text-properties fo:font-size="12pt" style:font-size-asian="12pt"/>
    </style:style>
    <style:style style:name="TableCell100" style:family="table-cell">
      <style:table-cell-properties fo:border="0.0034in solid #000000" style:writing-mode="lr-tb" style:vertical-align="middle" fo:padding-top="0.0368in" fo:padding-left="0in" fo:padding-bottom="0in" fo:padding-right="0in"/>
    </style:style>
    <style:style style:name="P101" style:parent-style-name="Normal" style:family="paragraph">
      <style:paragraph-properties fo:text-align="start" fo:margin-left="0.0402in" fo:margin-right="0in" fo:text-indent="0in">
        <style:tab-stops/>
      </style:paragraph-properties>
    </style:style>
    <style:style style:name="T102" style:parent-style-name="DefaultParagraphFont" style:family="text">
      <style:text-properties fo:font-size="12pt" style:font-size-asian="12pt"/>
    </style:style>
    <style:style style:name="TableRow103" style:family="table-row">
      <style:table-row-properties style:min-row-height="0.7222in"/>
    </style:style>
    <style:style style:name="TableCell104" style:family="table-cell">
      <style:table-cell-properties fo:border="0.0034in solid #000000" style:writing-mode="lr-tb" fo:padding-top="0.0368in" fo:padding-left="0in" fo:padding-bottom="0in" fo:padding-right="0in"/>
    </style:style>
    <style:style style:name="P105" style:parent-style-name="Normal" style:family="paragraph">
      <style:paragraph-properties fo:text-align="start" fo:margin-left="0.2868in" fo:margin-right="0in" fo:text-indent="0in">
        <style:tab-stops/>
      </style:paragraph-properties>
    </style:style>
    <style:style style:name="T106" style:parent-style-name="DefaultParagraphFont" style:family="text">
      <style:text-properties fo:font-size="12pt" style:font-size-asian="12pt"/>
    </style:style>
    <style:style style:name="T107" style:parent-style-name="DefaultParagraphFont" style:family="text">
      <style:text-properties style:font-name="Arial" style:font-name-asian="Arial" style:font-name-complex="Arial" fo:font-size="12pt" style:font-size-asian="12pt"/>
    </style:style>
    <style:style style:name="TableCell108" style:family="table-cell">
      <style:table-cell-properties fo:border="0.0034in solid #000000" style:writing-mode="lr-tb" fo:padding-top="0.0368in" fo:padding-left="0in" fo:padding-bottom="0in" fo:padding-right="0in"/>
    </style:style>
    <style:style style:name="P109" style:parent-style-name="Normal" style:family="paragraph">
      <style:paragraph-properties fo:margin-bottom="0.1236in" fo:margin-left="-0.009in" fo:margin-right="0in" fo:text-indent="0in">
        <style:tab-stops/>
      </style:paragraph-properties>
    </style:style>
    <style:style style:name="T110" style:parent-style-name="DefaultParagraphFont" style:family="text">
      <style:text-properties fo:font-size="12pt" style:font-size-asian="12pt"/>
    </style:style>
    <style:style style:name="P111" style:parent-style-name="Normal" style:family="paragraph">
      <style:paragraph-properties fo:text-align="start" fo:margin-left="0.0402in" fo:margin-right="0in" fo:text-indent="0in">
        <style:tab-stops/>
      </style:paragraph-properties>
    </style:style>
    <style:style style:name="TableCell112" style:family="table-cell">
      <style:table-cell-properties fo:border="0.0034in solid #000000" style:writing-mode="lr-tb" fo:padding-top="0.0368in" fo:padding-left="0in" fo:padding-bottom="0in" fo:padding-right="0in"/>
    </style:style>
    <style:style style:name="P113" style:parent-style-name="Normal" style:family="paragraph">
      <style:paragraph-properties fo:text-align="start" fo:margin-left="0.0402in" fo:margin-right="0in" fo:text-indent="0in">
        <style:tab-stops/>
      </style:paragraph-properties>
    </style:style>
    <style:style style:name="TableRow114" style:family="table-row">
      <style:table-row-properties style:min-row-height="0.7229in"/>
    </style:style>
    <style:style style:name="TableCell115" style:family="table-cell">
      <style:table-cell-properties fo:border="0.0034in solid #000000" style:writing-mode="lr-tb" fo:padding-top="0.0368in" fo:padding-left="0in" fo:padding-bottom="0in" fo:padding-right="0in"/>
    </style:style>
    <style:style style:name="P116" style:parent-style-name="Normal" style:family="paragraph">
      <style:paragraph-properties fo:text-align="start" fo:margin-left="0.2868in" fo:margin-right="0in" fo:text-indent="0in">
        <style:tab-stops/>
      </style:paragraph-properties>
    </style:style>
    <style:style style:name="T117" style:parent-style-name="DefaultParagraphFont" style:family="text">
      <style:text-properties fo:font-size="12pt" style:font-size-asian="12pt"/>
    </style:style>
    <style:style style:name="T118" style:parent-style-name="DefaultParagraphFont" style:family="text">
      <style:text-properties style:font-name="Arial" style:font-name-asian="Arial" style:font-name-complex="Arial" fo:font-size="12pt" style:font-size-asian="12pt"/>
    </style:style>
    <style:style style:name="TableCell119" style:family="table-cell">
      <style:table-cell-properties fo:border="0.0034in solid #000000" style:writing-mode="lr-tb" fo:padding-top="0.0368in" fo:padding-left="0in" fo:padding-bottom="0in" fo:padding-right="0in"/>
    </style:style>
    <style:style style:name="P120" style:parent-style-name="Normal" style:family="paragraph">
      <style:paragraph-properties fo:margin-bottom="0.1229in" fo:margin-left="-0.009in" fo:margin-right="0in" fo:text-indent="0in">
        <style:tab-stops/>
      </style:paragraph-properties>
    </style:style>
    <style:style style:name="T121" style:parent-style-name="DefaultParagraphFont" style:family="text">
      <style:text-properties fo:font-size="12pt" style:font-size-asian="12pt"/>
    </style:style>
    <style:style style:name="P122" style:parent-style-name="Normal" style:family="paragraph">
      <style:paragraph-properties fo:text-align="start" fo:margin-left="0.0402in" fo:margin-right="0in" fo:text-indent="0in">
        <style:tab-stops/>
      </style:paragraph-properties>
    </style:style>
    <style:style style:name="TableCell123" style:family="table-cell">
      <style:table-cell-properties fo:border="0.0034in solid #000000" style:writing-mode="lr-tb" fo:padding-top="0.0368in" fo:padding-left="0in" fo:padding-bottom="0in" fo:padding-right="0in"/>
    </style:style>
    <style:style style:name="P124" style:parent-style-name="Normal" style:family="paragraph">
      <style:paragraph-properties fo:text-align="start" fo:margin-left="0.0402in" fo:margin-right="0in" fo:text-indent="0in">
        <style:tab-stops/>
      </style:paragraph-properties>
    </style:style>
    <style:style style:name="TableRow125" style:family="table-row">
      <style:table-row-properties style:min-row-height="0.7222in"/>
    </style:style>
    <style:style style:name="TableCell126" style:family="table-cell">
      <style:table-cell-properties fo:border="0.0034in solid #000000" style:writing-mode="lr-tb" fo:padding-top="0.0368in" fo:padding-left="0in" fo:padding-bottom="0in" fo:padding-right="0in"/>
    </style:style>
    <style:style style:name="P127" style:parent-style-name="Normal" style:family="paragraph">
      <style:paragraph-properties fo:text-align="start" fo:margin-left="0.2868in" fo:margin-right="0in" fo:text-indent="0in">
        <style:tab-stops/>
      </style:paragraph-properties>
    </style:style>
    <style:style style:name="T128" style:parent-style-name="DefaultParagraphFont" style:family="text">
      <style:text-properties fo:font-size="12pt" style:font-size-asian="12pt"/>
    </style:style>
    <style:style style:name="T129" style:parent-style-name="DefaultParagraphFont" style:family="text">
      <style:text-properties style:font-name="Arial" style:font-name-asian="Arial" style:font-name-complex="Arial" fo:font-size="12pt" style:font-size-asian="12pt"/>
    </style:style>
    <style:style style:name="TableCell130" style:family="table-cell">
      <style:table-cell-properties fo:border="0.0034in solid #000000" style:writing-mode="lr-tb" fo:padding-top="0.0368in" fo:padding-left="0in" fo:padding-bottom="0in" fo:padding-right="0in"/>
    </style:style>
    <style:style style:name="P131" style:parent-style-name="Normal" style:family="paragraph">
      <style:paragraph-properties fo:margin-bottom="0.0993in" fo:margin-left="-0.009in" fo:margin-right="0in" fo:text-indent="0in">
        <style:tab-stops/>
      </style:paragraph-properties>
    </style:style>
    <style:style style:name="T132" style:parent-style-name="DefaultParagraphFont" style:family="text">
      <style:text-properties fo:font-size="12pt" style:font-size-asian="12pt"/>
    </style:style>
    <style:style style:name="P133" style:parent-style-name="Normal" style:family="paragraph">
      <style:paragraph-properties fo:text-align="start" fo:margin-left="0.0402in" fo:margin-right="0in" fo:text-indent="0in">
        <style:tab-stops/>
      </style:paragraph-properties>
    </style:style>
    <style:style style:name="T134" style:parent-style-name="DefaultParagraphFont" style:family="text">
      <style:text-properties fo:font-size="12pt" style:font-size-asian="12pt"/>
    </style:style>
    <style:style style:name="TableCell135" style:family="table-cell">
      <style:table-cell-properties fo:border="0.0034in solid #000000" style:writing-mode="lr-tb" fo:padding-top="0.0368in" fo:padding-left="0in" fo:padding-bottom="0in" fo:padding-right="0in"/>
    </style:style>
    <style:style style:name="P136" style:parent-style-name="Normal" style:family="paragraph">
      <style:paragraph-properties fo:text-align="start" fo:margin-left="0.0402in" fo:margin-right="0in" fo:text-indent="0in">
        <style:tab-stops/>
      </style:paragraph-properties>
    </style:style>
    <style:style style:name="P137" style:parent-style-name="Normal" style:family="paragraph">
      <style:paragraph-properties fo:text-align="start" fo:margin-bottom="0.0555in" fo:margin-left="0.4937in" fo:margin-right="0in" fo:text-indent="0in">
        <style:tab-stops/>
      </style:paragraph-properties>
    </style:style>
    <style:style style:name="T138" style:parent-style-name="DefaultParagraphFont" style:family="text">
      <style:text-properties fo:color="#FF0000"/>
    </style:style>
    <style:style style:name="P139" style:parent-style-name="Normal" style:family="paragraph">
      <style:paragraph-properties fo:text-align="start" fo:margin-left="0in" fo:margin-right="0in" fo:text-indent="0in">
        <style:tab-stops/>
      </style:paragraph-properties>
    </style:style>
    <style:style style:name="T140" style:parent-style-name="DefaultParagraphFont" style:family="text">
      <style:text-properties fo:font-size="12pt" style:font-size-asian="12pt"/>
    </style:style>
    <style:style style:name="T141" style:parent-style-name="DefaultParagraphFont" style:family="text">
      <style:text-properties fo:font-size="12pt" style:font-size-asian="12pt"/>
    </style:style>
    <style:style style:name="P142" style:parent-style-name="Heading1" style:family="paragraph">
      <style:paragraph-properties fo:break-before="page" fo:margin-left="0.4902in" fo:margin-right="0in">
        <style:tab-stops/>
      </style:paragraph-properties>
    </style:style>
    <style:style style:name="P143" style:parent-style-name="Normal" style:family="paragraph">
      <style:paragraph-properties fo:margin-bottom="0.0798in" fo:margin-left="0.5006in" fo:margin-right="0.0583in">
        <style:tab-stops/>
      </style:paragraph-properties>
    </style:style>
    <style:style style:name="P144" style:parent-style-name="Normal" style:family="paragraph">
      <style:paragraph-properties fo:line-height="160%" fo:margin-left="-0.0104in" fo:margin-right="0.0583in" fo:text-indent="0.4937in">
        <style:tab-stops/>
      </style:paragraph-properties>
    </style:style>
    <style:style style:name="P145" style:parent-style-name="Normal" style:family="paragraph">
      <style:paragraph-properties fo:text-align="start" fo:margin-bottom="0.0798in" fo:margin-left="0.4937in" fo:margin-right="0in" fo:text-indent="0in">
        <style:tab-stops/>
      </style:paragraph-properties>
    </style:style>
    <style:style style:name="P146" style:parent-style-name="Normal" style:family="paragraph">
      <style:paragraph-properties fo:text-align="start" fo:margin-bottom="0.0555in" fo:margin-left="0.4937in" fo:margin-right="0in" fo:text-indent="0in">
        <style:tab-stops/>
      </style:paragraph-properties>
    </style:style>
    <style:style style:name="P147" style:parent-style-name="Normal" style:family="paragraph">
      <style:paragraph-properties fo:text-align="start" fo:margin-left="0in" fo:margin-right="0in" fo:text-indent="0in">
        <style:tab-stops/>
      </style:paragraph-properties>
    </style:style>
    <style:style style:name="T148" style:parent-style-name="DefaultParagraphFont" style:family="text">
      <style:text-properties fo:font-size="12pt" style:font-size-asian="12pt"/>
    </style:style>
    <style:style style:name="T149" style:parent-style-name="DefaultParagraphFont" style:family="text">
      <style:text-properties fo:font-size="12pt" style:font-size-asian="12pt"/>
    </style:style>
    <style:style style:name="P150" style:parent-style-name="Normal" style:family="paragraph">
      <style:paragraph-properties fo:break-before="page" fo:text-align="center" fo:margin-bottom="0.1208in" fo:margin-left="1.0993in" fo:margin-right="1.1597in">
        <style:tab-stops/>
      </style:paragraph-properties>
    </style:style>
    <style:style style:name="T151" style:parent-style-name="DefaultParagraphFont" style:family="text">
      <style:text-properties fo:font-weight="bold" style:font-weight-asian="bold"/>
    </style:style>
    <style:style style:name="P152" style:parent-style-name="Normal" style:family="paragraph">
      <style:paragraph-properties fo:text-align="center" fo:margin-bottom="0.0798in" fo:margin-left="1.0993in" fo:margin-right="1.1597in">
        <style:tab-stops/>
      </style:paragraph-properties>
    </style:style>
    <style:style style:name="T153" style:parent-style-name="DefaultParagraphFont" style:family="text">
      <style:text-properties fo:font-weight="bold" style:font-weight-asian="bold"/>
    </style:style>
    <style:style style:name="P154" style:parent-style-name="Normal" style:family="paragraph">
      <style:paragraph-properties fo:text-align="start" fo:margin-bottom="0.1173in" fo:margin-left="0.4937in" fo:margin-right="0in" fo:text-indent="0in">
        <style:tab-stops/>
      </style:paragraph-properties>
    </style:style>
    <style:style style:name="P155" style:parent-style-name="Normal" style:family="paragraph">
      <style:paragraph-properties fo:margin-bottom="0.0798in" fo:margin-left="0.5006in" fo:margin-right="0.0583in">
        <style:tab-stops/>
      </style:paragraph-properties>
    </style:style>
    <style:style style:name="P156" style:parent-style-name="Normal" style:family="paragraph">
      <style:paragraph-properties fo:text-align="start" fo:margin-bottom="0.0347in" fo:margin-left="0.4937in" fo:margin-right="0in" fo:text-indent="0in">
        <style:tab-stops/>
      </style:paragraph-properties>
    </style:style>
    <style:style style:name="P157" style:parent-style-name="Normal" style:family="paragraph">
      <style:paragraph-properties fo:text-align="start" fo:margin-bottom="0.0034in" fo:line-height="103%" fo:margin-left="-0.0034in" fo:margin-right="2.177in">
        <style:tab-stops/>
      </style:paragraph-properties>
    </style:style>
    <style:style style:name="T158" style:parent-style-name="DefaultParagraphFont" style:family="text">
      <style:text-properties style:font-name="Courier New" style:font-name-asian="Courier New" style:font-name-complex="Courier New" fo:font-size="11pt" style:font-size-asian="11pt"/>
    </style:style>
    <style:style style:name="P159" style:parent-style-name="Normal" style:family="paragraph">
      <style:paragraph-properties fo:margin-bottom="0.0013in" fo:line-height="99%" fo:margin-left="0in" fo:margin-right="0.0743in" fo:text-indent="0in">
        <style:tab-stops/>
      </style:paragraph-properties>
    </style:style>
    <style:style style:name="T160" style:parent-style-name="DefaultParagraphFont" style:family="text">
      <style:text-properties style:font-name="Courier New" style:font-name-asian="Courier New" style:font-name-complex="Courier New" fo:font-size="11pt" style:font-size-asian="11pt"/>
    </style:style>
    <style:style style:name="T161" style:parent-style-name="DefaultParagraphFont" style:family="text">
      <style:text-properties style:font-name="Courier New" style:font-name-asian="Courier New" style:font-name-complex="Courier New" fo:font-size="11pt" style:font-size-asian="11pt"/>
    </style:style>
    <style:style style:name="P162" style:parent-style-name="Normal" style:family="paragraph">
      <style:paragraph-properties fo:text-align="start" fo:margin-bottom="0.0034in" fo:line-height="103%" fo:margin-left="-0.0034in" fo:margin-right="4.4666in">
        <style:tab-stops/>
      </style:paragraph-properties>
    </style:style>
    <style:style style:name="T163" style:parent-style-name="DefaultParagraphFont" style:family="text">
      <style:text-properties style:font-name="Courier New" style:font-name-asian="Courier New" style:font-name-complex="Courier New" fo:font-size="11pt" style:font-size-asian="11pt"/>
    </style:style>
    <style:style style:name="P164" style:parent-style-name="Normal" style:family="paragraph">
      <style:paragraph-properties fo:text-align="start" fo:margin-bottom="0.0034in" fo:line-height="103%" fo:margin-left="-0.0034in" fo:margin-right="2.177in">
        <style:tab-stops/>
      </style:paragraph-properties>
    </style:style>
    <style:style style:name="T165" style:parent-style-name="DefaultParagraphFont" style:family="text">
      <style:text-properties style:font-name="Courier New" style:font-name-asian="Courier New" style:font-name-complex="Courier New" fo:font-size="11pt" style:font-size-asian="11pt"/>
    </style:style>
    <style:style style:name="P166" style:parent-style-name="Normal" style:family="paragraph">
      <style:paragraph-properties fo:text-align="start" fo:margin-bottom="0.0034in" fo:line-height="103%" fo:margin-left="-0.0034in" fo:margin-right="3.6465in">
        <style:tab-stops/>
      </style:paragraph-properties>
    </style:style>
    <style:style style:name="T167" style:parent-style-name="DefaultParagraphFont" style:family="text">
      <style:text-properties style:font-name="Courier New" style:font-name-asian="Courier New" style:font-name-complex="Courier New" fo:font-size="11pt" style:font-size-asian="11pt"/>
    </style:style>
    <style:style style:name="T168" style:parent-style-name="DefaultParagraphFont" style:family="text">
      <style:text-properties style:font-name="Courier New" style:font-name-asian="Courier New" style:font-name-complex="Courier New" fo:font-size="11pt" style:font-size-asian="11pt"/>
    </style:style>
    <style:style style:name="P169" style:parent-style-name="Normal" style:family="paragraph">
      <style:paragraph-properties fo:text-align="start" fo:margin-bottom="0.0034in" fo:line-height="103%" fo:margin-left="-0.0034in" fo:margin-right="3.8236in">
        <style:tab-stops/>
      </style:paragraph-properties>
    </style:style>
    <style:style style:name="T170" style:parent-style-name="DefaultParagraphFont" style:family="text">
      <style:text-properties style:font-name="Courier New" style:font-name-asian="Courier New" style:font-name-complex="Courier New" fo:font-size="11pt" style:font-size-asian="11pt"/>
    </style:style>
    <style:style style:name="P171" style:parent-style-name="Normal" style:family="paragraph">
      <style:paragraph-properties fo:text-align="start" fo:margin-bottom="0.0034in" fo:line-height="103%" fo:margin-left="-0.0034in" fo:margin-right="2.177in">
        <style:tab-stops/>
      </style:paragraph-properties>
    </style:style>
    <style:style style:name="T172" style:parent-style-name="DefaultParagraphFont" style:family="text">
      <style:text-properties style:font-name="Courier New" style:font-name-asian="Courier New" style:font-name-complex="Courier New" fo:font-size="11pt" style:font-size-asian="11pt"/>
    </style:style>
    <style:style style:name="T173" style:parent-style-name="DefaultParagraphFont" style:family="text">
      <style:text-properties style:font-name="Courier New" style:font-name-asian="Courier New" style:font-name-complex="Courier New" fo:font-size="11pt" style:font-size-asian="11pt"/>
    </style:style>
    <style:style style:name="P174" style:parent-style-name="Normal" style:family="paragraph">
      <style:paragraph-properties fo:text-align="start" fo:margin-bottom="0.0034in" fo:line-height="103%" fo:margin-left="-0.0034in" fo:margin-right="0.9861in">
        <style:tab-stops/>
      </style:paragraph-properties>
    </style:style>
    <style:style style:name="T175" style:parent-style-name="DefaultParagraphFont" style:family="text">
      <style:text-properties style:font-name="Courier New" style:font-name-asian="Courier New" style:font-name-complex="Courier New" fo:font-size="11pt" style:font-size-asian="11pt"/>
    </style:style>
    <style:style style:name="P176" style:parent-style-name="Normal" style:family="paragraph">
      <style:paragraph-properties fo:text-align="start" fo:margin-bottom="0.0034in" fo:line-height="103%" fo:margin-left="-0.0034in" fo:margin-right="4.1972in">
        <style:tab-stops/>
      </style:paragraph-properties>
    </style:style>
    <style:style style:name="T177" style:parent-style-name="DefaultParagraphFont" style:family="text">
      <style:text-properties style:font-name="Courier New" style:font-name-asian="Courier New" style:font-name-complex="Courier New" fo:font-size="11pt" style:font-size-asian="11pt"/>
    </style:style>
    <style:style style:name="P178" style:parent-style-name="Normal" style:family="paragraph">
      <style:paragraph-properties fo:text-align="start" fo:margin-bottom="0.0034in" fo:line-height="103%" fo:margin-left="-0.0034in" fo:margin-right="2.177in">
        <style:tab-stops/>
      </style:paragraph-properties>
    </style:style>
    <style:style style:name="T179" style:parent-style-name="DefaultParagraphFont" style:family="text">
      <style:text-properties style:font-name="Courier New" style:font-name-asian="Courier New" style:font-name-complex="Courier New" fo:font-size="11pt" style:font-size-asian="11pt"/>
    </style:style>
    <style:style style:name="T180" style:parent-style-name="DefaultParagraphFont" style:family="text">
      <style:text-properties style:font-name="Courier New" style:font-name-asian="Courier New" style:font-name-complex="Courier New" fo:font-size="11pt" style:font-size-asian="11pt"/>
    </style:style>
    <style:style style:name="T181" style:parent-style-name="DefaultParagraphFont" style:family="text">
      <style:text-properties style:font-name="Courier New" style:font-name-asian="Courier New" style:font-name-complex="Courier New" fo:color="#FF0000" fo:font-size="11pt" style:font-size-asian="11pt"/>
    </style:style>
    <style:style style:family="graphic" style:name="a0">
      <style:graphic-properties draw:fill="solid" draw:fill-color="#000000" draw:opacity="100%" draw:stroke="none"/>
    </style:style>
    <style:style style:family="graphic" style:name="a1">
      <style:graphic-properties draw:fill="solid" draw:fill-color="#000000" draw:opacity="100%" draw:stroke="none"/>
    </style:style>
  </office:automatic-styles>
  <office:body>
    <office:text text:use-soft-page-breaks="true">
      <text:p text:style-name="P1"><text:span text:style-name="T4">МИНОБРНАУКИ РОССИИ САНКТ-ПЕТЕРБУРГСКИЙ ГОСУДАРСТВЕННЫЙ<text:s/></text:span></text:p>
      <text:h text:style-name="P5" text:outline-level="1">ЭЛЕКТРОТЕХНИЧЕСКИЙ УНИВЕРСИТЕТ «ЛЭТИ» ИМ. В.И. УЛЬЯНОВА (ЛЕНИНА)<text:s/></text:h>
      <text:p text:style-name="P6"><text:span text:style-name="T7">Кафедра МО ЭВМ<text:s/></text:span></text:p>
      <text:p text:style-name="P8"><text:span text:style-name="T9"><text:s/></text:span></text:p>
      <text:p text:style-name="P10"><text:s/></text:p>
      <text:p text:style-name="P11"><text:s/></text:p>
      <text:p text:style-name="P12"><text:s/></text:p>
      <text:p text:style-name="P13"><text:s/></text:p>
      <text:p text:style-name="P14"><text:s/></text:p>
      <text:p text:style-name="P15"><text:s/></text:p>
      <text:p text:style-name="P16"><text:span text:style-name="T17">ОТЧЕТ</text:span><text:s/></text:p>
      <text:p text:style-name="P18"><text:span text:style-name="T19">по лабораторной работе</text:span><text:span text:style-name="T20"><text:s/></text:span><text:span text:style-name="T21">№1</text:span><text:s/></text:p>
      <text:p text:style-name="P22"><text:span text:style-name="T23">по дисциплине «Информатика»</text:span><text:s/></text:p>
      <text:soft-page-break/>
      <text:h text:style-name="P24" text:outline-level="1">Тема: Основные управляющие конструкции языка Python<text:s/></text:h>
      <text:p text:style-name="P25"><text:s/></text:p>
      <text:p text:style-name="P26"><text:s/></text:p>
      <text:p text:style-name="P27"><text:s/></text:p>
      <text:p text:style-name="P28"><text:s/></text:p>
      <text:p text:style-name="P29"><text:s/></text:p>
      <text:p text:style-name="P30"><text:s/></text:p>
      <text:p text:style-name="P31"><text:span text:style-name="T32"><text:tab/></text:span>Студент гр. 3342<text:span text:style-name="T33"><text:s/></text:span><text:span text:style-name="T34"><text:tab/></text:span><text:s/><text:tab/>Галеев А.Д.<text:s/></text:p>
      <text:p text:style-name="P35"><text:span text:style-name="T36"><draw:custom-shape svg:x="0in" svg:y="0in" svg:width="1.81319in" svg:height="0.01in" draw:id="id0" draw:style-name="a0" draw:name="Group 3494"><svg:title/><svg:desc/><draw:enhanced-geometry draw:type="non-primitive" svg:viewBox="0 0 1657985 9144" draw:enhanced-path="M 0 0 L 1657985 0 165798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7985"/><draw:equation draw:name="f7" draw:formula="?f4 / 9144"/><draw:equation draw:name="f8" draw:formula="0 / ?f6"/><draw:equation draw:name="f9" draw:formula="1657985 / ?f6"/><draw:equation draw:name="f10" draw:formula="0 / ?f7"/><draw:equation draw:name="f11" draw:formula="9144 / ?f7"/></draw:enhanced-geometry></draw:custom-shape></text:span></text:p>
      <text:p text:style-name="P37"><text:span text:style-name="T38"><text:tab/></text:span>Преподаватель<text:s/><text:tab/><text:s/><text:tab/>Иванов Д.В.<text:s/></text:p>
      <text:p text:style-name="P39"><text:span text:style-name="T40"><draw:custom-shape svg:x="0in" svg:y="0in" svg:width="1.82361in" svg:height="0.01in" draw:id="id1" draw:style-name="a1" draw:name="Group 3495"><svg:title/><svg:desc/><draw:enhanced-geometry draw:type="non-primitive" svg:viewBox="0 0 1667510 9144" draw:enhanced-path="M 0 0 L 1667510 0 166751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7510"/><draw:equation draw:name="f7" draw:formula="?f4 / 9144"/><draw:equation draw:name="f8" draw:formula="0 / ?f6"/><draw:equation draw:name="f9" draw:formula="1667510 / ?f6"/><draw:equation draw:name="f10" draw:formula="0 / ?f7"/><draw:equation draw:name="f11" draw:formula="9144 / ?f7"/></draw:enhanced-geometry></draw:custom-shape></text:span></text:p>
      <text:p text:style-name="P41"><text:s/></text:p>
      <text:p text:style-name="P42"><text:s/></text:p>
      <text:p text:style-name="P43">Санкт-Петербург<text:s/></text:p>
      <text:p text:style-name="P44">2023<text:s/></text:p>
      <text:p text:style-name="P45"><text:span text:style-name="T46"><text:s/></text:span><text:span text:style-name="T47"><text:tab/><text:s/></text:span></text:p>
      <text:soft-page-break/>
      <text:h text:style-name="P48" text:outline-level="1">Цель работы<text:s/></text:h>
      <text:p text:style-name="P49">Изучить основные управляющие конструкции языка Python, а так же применение библиотеки NumPy<text:s/></text:p>
      <text:p text:style-name="P50"><text:span text:style-name="T51"><text:s/></text:span><text:span text:style-name="T52"><text:tab/><text:s/></text:span></text:p>
      <text:h text:style-name="P53" text:outline-level="1">Задание<text:s/></text:h>
      <text:p text:style-name="P54">Вариант №2<text:s/></text:p>
      <text:p text:style-name="P55">Задача 1<text:s/></text:p>
      <text:p text:style-name="P56">Требуется помочь дакиботу понять, находится ли он на перекрестке (внутри прямоугольника), на вход функции подаются: координаты дакибота<text:s/><text:span text:style-name="T57">robot<text:s/></text:span>и координаты точек, описывающих перекресток:<text:s/><text:span text:style-name="T58">point1, point2, point3, point4</text:span>. Функция должна возвращать True, если<text:s/>дакибот на перекрестке, и False, если дакибот вне перекрестка.<text:s/></text:p>
      <text:p text:style-name="P59"><text:s/></text:p>
      <text:p text:style-name="P60">Задача 2<text:s/></text:p>
      <text:p text:style-name="P61">В логах ботов программисты нашли сведения про их траектории движения, которые задаются линейными уравнениями вида: ax + by + c = 0, ваша задача вывести список номеров ботов, которые столкнулись с друг другом. Функция возвращает список пар столкнувшихся ботов (если никто из ботов не столкнулся, возвращается пустой список). <text:s/></text:p>
      <text:p text:style-name="P62"><text:s/></text:p>
      <text:p text:style-name="P63">Задача 3<text:s/></text:p>
      <text:p text:style-name="P64">Дакиботу известна последовательность своих координат (x, y) по которым он проехал, ваша задача помочь дакиботу посчитать длину пути. функция должна возвращать длину пройденного дакиботом пути (выполните округление до 2 знака с помощью<text:s/><text:span text:style-name="T65">round(value, 2))</text:span>. <text:s/></text:p>
      <text:p text:style-name="P66"><text:s/></text:p>
      <text:p text:style-name="P67"><text:span text:style-name="T68"><text:s/></text:span><text:span text:style-name="T69"><text:tab/><text:s/></text:span></text:p>
      <text:h text:style-name="P70" text:outline-level="1">Основные теоретические положения<text:s/></text:h>
      <text:p text:style-name="P71">Для решения задач использовалась библиотека NumPy которая дает <text:s/>возможность поддержки многомерных массивов и матриц.<text:s/></text:p>
      <text:p text:style-name="P72"><text:span text:style-name="T73"><text:s/></text:span><text:span text:style-name="T74"><text:tab/><text:s/></text:span></text:p>
      <text:h text:style-name="P75" text:outline-level="1">Выполнение работы<text:s/></text:h>
      <text:p text:style-name="P76">Задача 1<text:s/></text:p>
      <text:p text:style-name="P77">В функции check_crossroad задаются переменные (robot, point1, point2, point3, point4) содержащие начальные координаты робота и за координаты точек границ перекрестка. По координатам точек границ перекрестка создается массив crossroad, а по координатам робота массив robotcoord. Далее выполняется проверка условия с помощью if, если координаты робота находятся внутри координат точек границ перекрестка, то функция выводит True, в другом случае выводится False.<text:s/></text:p>
      <text:p text:style-name="P78">Задача 2<text:s/></text:p>
      <text:p text:style-name="P79">В функции check_collision задается переменная coefficients, которая содержит в себе матрицу состоящую из коэффициентов a b c для каждого дакибота, эта матрица имеет форму Nx3, где N это количество ботов. Создается пустой список collision_pairs в который потом будут добавляться столкнувшиеся пары. Далее запускаются два цикла for (bot1, bot2), которые будут отвечать за перебор всех пар дакиботов, если bot1 не равен bot2 (для того чтобы не сравнивать одинаковых дакиботов) будет выполнено присвоение переменным a1 b1 c1 коэффициенты бота под номером bot1, а переменным a2 b2 c2 коэффициента бота под номером bot2. С помощью if задаем условие, если a1 * b2 не равно a2 * b1, то уравнения этих ботов не линейно зависимы и у них есть точка пересечения, в collision_pairs будут добавлены номера этих ботов. В конце выводится список collision_pairs.<text:s/></text:p>
      <text:p text:style-name="P80">Задача 3<text:s/></text:p>
      <text:p text:style-name="P81">В функции check_path задается переменная points_list, которая содержит список координат перемещения дакибота. Задается переменная total_distance в которую будет записано расстояние пройденное ботом. Запускается цикл for который перебирает значения от 1 до значения длины списка points_list, далее список points_list конвертируется в массив и переменным point1 и point2 присваиваются значения точек координат под номерами n и n+1, а переменной distance присваивается значение расстояния между этими точками (point1 – point2) найденное с помощью теоремы Евклида (np.linalg.norm). В конце <text:s/>расстояние distance прибавляется к общему total_distance после чего округляется до 2 знака после запятой с помощью round и выводится<text:s/>в консоль.<text:s/></text:p>
      <text:p text:style-name="P82"><text:s/></text:p>
      <text:p text:style-name="P83"><text:span text:style-name="T84"><text:s/></text:span><text:span text:style-name="T85"><text:tab/><text:s/></text:span></text:p>
      <text:h text:style-name="P86" text:outline-level="1">Тестирование<text:s/></text:h>
      <text:p text:style-name="P87">Результаты тестирования представлены в табл. 1.<text:s/></text:p>
      <text:p text:style-name="P88">Таблица 1 – Результаты тестирования<text:s/></text:p>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text:span text:style-name="T96">№ п/п<text:s/></text:span></text:p>
          </table:table-cell>
          <table:table-cell table:style-name="TableCell97">
            <text:p text:style-name="P98"><text:span text:style-name="T99">Входные данные<text:s/></text:span></text:p>
          </table:table-cell>
          <table:table-cell table:style-name="TableCell100">
            <text:p text:style-name="P101"><text:span text:style-name="T102">Выходные данные<text:s/></text:span></text:p>
          </table:table-cell>
        </table:table-row>
        <table:table-row table:style-name="TableRow103">
          <table:table-cell table:style-name="TableCell104">
            <text:p text:style-name="P105"><text:span text:style-name="T106">1.</text:span><text:span text:style-name="T107"><text:s/></text:span></text:p>
          </table:table-cell>
          <table:table-cell table:style-name="TableCell108">
            <text:p text:style-name="P109"><text:span text:style-name="T110"><text:s/></text:span>(4, 3) (16, 12) (28, 12)<text:s/></text:p>
            <text:p text:style-name="P111">(28, 23) (16, 23) <text:s text:c="2"/></text:p>
          </table:table-cell>
          <table:table-cell table:style-name="TableCell112">
            <text:p text:style-name="P113">False<text:s/></text:p>
          </table:table-cell>
        </table:table-row>
        <table:table-row table:style-name="TableRow114">
          <table:table-cell table:style-name="TableCell115">
            <text:p text:style-name="P116"><text:span text:style-name="T117">2.</text:span><text:span text:style-name="T118"><text:s/></text:span></text:p>
          </table:table-cell>
          <table:table-cell table:style-name="TableCell119">
            <text:p text:style-name="P120"><text:span text:style-name="T121"><text:s/></text:span>(4, 9) (0, 3) (12, 3) (12,<text:s/></text:p>
            <text:p text:style-name="P122">16) (0, 16)<text:s/></text:p>
          </table:table-cell>
          <table:table-cell table:style-name="TableCell123">
            <text:p text:style-name="P124">True<text:s/></text:p>
          </table:table-cell>
        </table:table-row>
        <table:table-row table:style-name="TableRow125">
          <table:table-cell table:style-name="TableCell126">
            <text:p text:style-name="P127"><text:span text:style-name="T128">3.</text:span><text:span text:style-name="T129"><text:s/></text:span></text:p>
          </table:table-cell>
          <table:table-cell table:style-name="TableCell130">
            <text:p text:style-name="P131"><text:span text:style-name="T132"><text:s/></text:span>(8, 8) (2, 1) (13, 1) (13,<text:s/></text:p>
            <text:p text:style-name="P133">16) (2, 16)<text:span text:style-name="T134"><text:s/></text:span></text:p>
          </table:table-cell>
          <table:table-cell table:style-name="TableCell135">
            <text:p text:style-name="P136">True<text:s/></text:p>
          </table:table-cell>
        </table:table-row>
      </table:table>
      <text:p text:style-name="P137"><text:span text:style-name="T138"><text:s/></text:span></text:p>
      <text:p text:style-name="P139"><text:span text:style-name="T140"><text:s/></text:span><text:span text:style-name="T141"><text:tab/><text:s/></text:span></text:p>
      <text:h text:style-name="P142" text:outline-level="1">Выводы<text:s/></text:h>
      <text:p text:style-name="P143">Была изучена библиотека NumPy<text:s/></text:p>
      <text:p text:style-name="P144">Разработана программа состоящая из 3 частей, которые используют различные функции и команды из библиотеки NumPy.<text:s/></text:p>
      <text:p text:style-name="P145"><text:s/></text:p>
      <text:p text:style-name="P146"><text:s/></text:p>
      <text:p text:style-name="P147"><text:span text:style-name="T148"><text:s/></text:span><text:span text:style-name="T149"><text:tab/><text:s/></text:span></text:p>
      <text:p text:style-name="P150"><text:span text:style-name="T151">ПРИЛОЖЕНИЕ А<text:s/></text:span></text:p>
      <text:p text:style-name="P152"><text:span text:style-name="T153">ИСХОДНЫЙ КОД ПРОГРАММЫ<text:s/></text:span></text:p>
      <text:p text:style-name="P154"><text:s/></text:p>
      <text:p text:style-name="P155">Название файла: main_lb1<text:s/></text:p>
      <text:p text:style-name="P156"><text:s/></text:p>
      <text:p text:style-name="P157"><text:span text:style-name="T158">import numpy as np<text:s/></text:span></text:p>
      <text:p text:style-name="P159"><text:span text:style-name="T160"><text:s text:c="4"/>def check_crossroad(robot, point1, point2, point3, point4): <text:s text:c="4"/>crossroad = np.array([point1, point2, point3, point4]) <text:s text:c="4"/>robotcoord = np.array(robot) <text:s text:c="4"/>if (robotcoord[0] &gt;= n</text:span><text:span text:style-name="T161">p.min(crossroad[:, 0]) and robotcoord[0] &lt;= np.max(crossroad[:, 0]) and <text:s text:c="8"/>robotcoord[1] &gt;= np.min(crossroad[:, 1]) and robotcoord[1] &lt;= np.max(crossroad[:, 1])):<text:s/></text:span></text:p>
      <text:p text:style-name="P162"><text:span text:style-name="T163"><text:s text:c="8"/>return True <text:s text:c="4"/>else:<text:s/></text:span></text:p>
      <text:p text:style-name="P164"><text:span text:style-name="T165"><text:s text:c="8"/>return False <text:s/></text:span></text:p>
      <text:p text:style-name="P166"><text:span text:style-name="T167"><text:s text:c="2"/>def check_collision(coefficient</text:span><text:span text:style-name="T168">s): <text:s text:c="4"/>N = coefficients.shape[0] <text:s text:c="4"/>collision_pairs = [] <text:s text:c="4"/>for bot1 in range(N):<text:s/></text:span></text:p>
      <text:p text:style-name="P169"><text:span text:style-name="T170"><text:s text:c="8"/>for bot2 in range(N): <text:s text:c="12"/>if bot1 != bot2:<text:s/></text:span></text:p>
      <text:p text:style-name="P171"><text:span text:style-name="T172"><text:s text:c="16"/>a1, b1, c1 = coefficients[bot1] <text:s text:c="16"/>a2, b2, c2 = coefficients[bot2]</text:span><text:span text:style-name="T173"><text:s text:c="17"/>if a1 * b2 != a2 * b1:<text:s/></text:span></text:p>
      <text:p text:style-name="P174"><text:span text:style-name="T175"><text:s text:c="20"/>collision_pairs.append((bot1, bot2)) <text:s text:c="4"/>return collision_pairs <text:s/></text:span></text:p>
      <text:p text:style-name="P176"><text:span text:style-name="T177"><text:s text:c="2"/>def check_path(points_list):<text:s/></text:span></text:p>
      <text:p text:style-name="P178"><text:span text:style-name="T179"><text:s text:c="4"/>total_distance = 0.0 <text:s text:c="4"/>for i in range(1, len(points_list)): <text:s text:c="8"/>point1 = np.array(point</text:span><text:span text:style-name="T180">s_list[i-1]) <text:s text:c="8"/>point2 = np.array(points_list[i]) <text:s text:c="8"/>distance = np.linalg.norm(point2 - point1) <text:s text:c="8"/>total_distance += distance <text:s text:c="4"/>return round(total_distance, 2)<text:s/></text:span><text:span text:style-name="T18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18in" fo:margin-left="1.0993in" fo:margin-right="0.618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Normal" style:display-name="Normal" style:family="paragraph">
      <style:paragraph-properties fo:text-align="justify" fo:margin-bottom="0in" fo:margin-left="0.0069in" fo:margin-right="0.2701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44in" style:print-orientation="portrait" fo:margin-top="0.5in" fo:margin-left="0.7888in" fo:margin-bottom="0.5in" fo:margin-right="0.7173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4965in"/>
      </style:footer-style>
    </style:page-layout>
    <style:style style:name="P2" style:parent-style-name="Normal" style:family="paragraph">
      <style:paragraph-properties fo:text-align="end" fo:margin-left="0in" fo:margin-right="0.0645in" fo:text-indent="0in">
        <style:tab-stops/>
      </style:paragraph-properties>
    </style:style>
    <style:style style:name="P3" style:parent-style-name="Normal" style:family="paragraph">
      <style:paragraph-properties fo:text-align="start" fo:margin-bottom="0.1111in" fo:margin-left="0in" fo:margin-right="0in" fo:text-indent="0in">
        <style:tab-stops/>
      </style:paragraph-properties>
    </style:style>
  </office:automatic-styles>
  <office:master-styles>
    <style:master-page style:name="MP0" style:page-layout-name="PL0">
      <style:footer>
        <text:p text:style-name="P2"><text:page-number text:fixed="false">2</text:page-number><text:s/></text:p>
      </style:footer>
    </style:master-page>
    <style:master-page style:next-style-name="MP0" style:name="MPF0" style:page-layout-name="PL0">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Microsoft Office User</meta:initial-creator>
    <dc:creator>word</dc:creator>
    <meta:creation-date>2023-11-06T13:09:00Z</meta:creation-date>
    <dc:date>2023-11-06T13:09:00Z</dc:date>
    <meta:template xlink:href="Normal" xlink:type="simple"/>
    <meta:editing-cycles>2</meta:editing-cycles>
    <meta:editing-duration>PT0S</meta:editing-duration>
    <meta:document-statistic meta:page-count="3" meta:paragraph-count="10" meta:word-count="803" meta:character-count="5375" meta:row-count="38" meta:non-whitespace-character-count="4582"/>
  </office:meta>
</office:document-meta>
</file>